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2.15pt"/>
    </style:style>
    <style:style style:name="co2" style:family="table-column">
      <style:table-column-properties fo:break-before="auto" style:column-width="249.3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AST NODE (3.5)</text:p>
          </table:table-cell>
          <table:table-cell table:style-name="ce1"/>
          <table:table-cell table:style-name="ce1" office:value-type="string" calcext:value-type="string">
            <text:p>PYDOC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LITER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 (int, float, complex)</text:p>
          </table:table-cell>
          <table:table-cell/>
          <table:table-cell office:value-type="string" calcext:value-type="string">
            <text:p>https://docs.python.org/3/reference/lexical_analysis.html#numeric-litera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https://docs.python.org/3/reference/lexical_analysis.html#string-and-bytes-litera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https://docs.python.org/3/reference/lexical_analysis.html#string-and-bytes-litera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lip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Constant (True, False, Non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RIAB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RESS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ary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ad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e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n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oorDi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Shi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Shi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tX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t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Mu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ol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are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4:05:08.532462521</meta:creation-date>
    <meta:generator>LibreOffice/5.1.6.2$Linux_X86_64 LibreOffice_project/10m0$Build-2</meta:generator>
    <dc:date>2017-05-01T00:04:30.219291667</dc:date>
    <meta:editing-duration>PT8H27M22S</meta:editing-duration>
    <meta:editing-cycles>1</meta:editing-cycles>
    <meta:document-statistic meta:table-count="1" meta:cell-count="46" meta:object-count="0"/>
  </office:meta>
</office:document-meta>
</file>